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7B0000000381F22ED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2">
      <style:paragraph-properties fo:margin-top="0in" fo:margin-bottom="0in" fo:line-height="100%" fo:orphans="0" fo:widows="0"/>
    </style:style>
    <style:style style:name="P2" style:family="paragraph" style:parent-style-name="List_20_Paragraph" style:list-style-name="WWNum27">
      <style:paragraph-properties fo:margin-top="0in" fo:margin-bottom="0in" fo:line-height="100%" fo:orphans="0" fo:widows="0"/>
    </style:style>
    <style:style style:name="P3" style:family="paragraph" style:parent-style-name="List_20_Paragraph">
      <style:paragraph-properties fo:margin-top="0in" fo:margin-bottom="0in" fo:line-height="100%" fo:orphans="0" fo:widows="0"/>
      <style:text-properties style:font-name="Times New Roman" fo:font-size="12pt" fo:font-weight="bold" style:font-size-asian="12pt" style:font-weight-asian="bold" style:font-name-complex="Times New Roman1" style:font-size-complex="12pt"/>
    </style:style>
    <style:style style:name="P4" style:family="paragraph" style:parent-style-name="List_20_Paragraph" style:list-style-name="WWNum26">
      <style:paragraph-properties fo:margin-top="0in" fo:margin-bottom="0in" style:line-height-at-least="0.0138in" fo:orphans="0" fo:widows="0"/>
    </style:style>
    <style:style style:name="P5" style:family="paragraph" style:parent-style-name="List_20_Paragraph" style:list-style-name="WWNum24">
      <style:paragraph-properties fo:margin-left="0.5in" fo:margin-right="0in" fo:margin-top="0in" fo:margin-bottom="0in" fo:line-height="100%" fo:orphans="0" fo:widows="0" fo:text-indent="0in" style:auto-text-indent="false"/>
    </style:style>
    <style:style style:name="P6" style:family="paragraph" style:parent-style-name="List_20_Paragraph" style:list-style-name="WWNum18">
      <style:paragraph-properties fo:margin-left="0.5in" fo:margin-right="-0.3752in" fo:margin-top="0in" fo:margin-bottom="0in" fo:line-height="100%" fo:text-indent="0in" style:auto-text-indent="false"/>
    </style:style>
    <style:style style:name="P7" style:family="paragraph" style:parent-style-name="List_20_Paragraph" style:list-style-name="WWNum18">
      <style:paragraph-properties fo:margin-left="0.5in" fo:margin-right="-0.3752in" fo:margin-top="0.1665in" fo:margin-bottom="0in" fo:line-height="100%" fo:text-indent="0in" style:auto-text-indent="false"/>
    </style:style>
    <style:style style:name="P8" style:family="paragraph" style:parent-style-name="List_20_Paragraph" style:list-style-name="WWNum19">
      <style:paragraph-properties fo:margin-top="0.1665in" fo:margin-bottom="0in" fo:line-height="100%" fo:orphans="0" fo:widows="0"/>
    </style:style>
    <style:style style:name="P9" style:family="paragraph" style:parent-style-name="List_20_Paragraph" style:list-style-name="WWNum28">
      <style:paragraph-properties fo:margin-left="0.5in" fo:margin-right="-0.2in" fo:margin-top="0in" fo:margin-bottom="0in" fo:line-height="100%" fo:text-align="justify" style:justify-single-word="false" fo:orphans="0" fo:widows="0" fo:hyphenation-ladder-count="no-limit" fo:text-indent="0in" style:auto-text-indent="false"/>
      <style:text-properties fo:hyphenate="false" fo:hyphenation-remain-char-count="2" fo:hyphenation-push-char-count="2"/>
    </style:style>
    <style:style style:name="P10" style:family="paragraph" style:parent-style-name="Standard">
      <style:paragraph-properties fo:line-height="100%"/>
    </style:style>
    <style:style style:name="P11" style:family="paragraph" style:parent-style-name="Standard">
      <style:paragraph-properties fo:margin-top="0in" fo:margin-bottom="0in" fo:line-height="100%"/>
    </style:style>
    <style:style style:name="P12" style:family="paragraph" style:parent-style-name="Standard">
      <style:paragraph-properties fo:margin-top="0in" fo:margin-bottom="0in" fo:line-height="100%" fo:orphans="0" fo:widows="0"/>
    </style:style>
    <style:style style:name="P13" style:family="paragraph" style:parent-style-name="Standard">
      <style:paragraph-properties fo:margin-top="0in" fo:margin-bottom="0in" fo:line-height="100%" fo:text-align="justify" style:justify-single-word="false"/>
    </style:style>
    <style:style style:name="P14" style:family="paragraph" style:parent-style-name="Standard" style:list-style-name="WWNum28">
      <style:paragraph-properties fo:margin-top="0in" fo:margin-bottom="0in" fo:line-height="100%" fo:text-align="justify" style:justify-single-word="false"/>
    </style:style>
    <style:style style:name="P15" style:family="paragraph" style:parent-style-name="Standard">
      <style:paragraph-properties fo:margin-top="0in" fo:margin-bottom="0in" fo:line-height="100%" fo:orphans="0" fo:widows="0"/>
      <style:text-properties style:font-name="Times New Roman" fo:font-size="12pt" fo:font-weight="bold" style:font-size-asian="12pt" style:font-weight-asian="bold" style:font-name-complex="Times New Roman1" style:font-size-complex="12pt"/>
    </style:style>
    <style:style style:name="P16" style:family="paragraph" style:parent-style-name="Standard">
      <style:paragraph-properties fo:margin-top="0in" fo:margin-bottom="0in" style:line-height-at-least="0.0138in" fo:orphans="0" fo:widows="0"/>
      <style:text-properties style:font-name="Times New Roman" fo:font-size="12pt" fo:font-weight="bold" style:font-size-asian="12pt" style:font-weight-asian="bold" style:font-name-complex="Times New Roman1" style:font-size-complex="12pt"/>
    </style:style>
    <style:style style:name="P17" style:family="paragraph" style:parent-style-name="Standard">
      <style:paragraph-properties fo:margin-top="0in" fo:margin-bottom="0in" style:line-height-at-least="0.0138in" fo:orphans="0" fo:widows="0"/>
      <style:text-properties style:font-name="Times New Roman" fo:font-size="12pt" style:font-size-asian="12pt" style:font-name-complex="Times New Roman1" style:font-size-complex="12pt"/>
    </style:style>
    <style:style style:name="P18" style:family="paragraph" style:parent-style-name="Standard">
      <style:paragraph-properties fo:margin-top="0in" fo:margin-bottom="0in" style:line-height-at-least="0.0138in" fo:orphans="0" fo:widows="0"/>
    </style:style>
    <style:style style:name="P19" style:family="paragraph" style:parent-style-name="Standard">
      <style:paragraph-properties fo:margin-top="0in" fo:margin-bottom="0in" fo:line-height="100%" fo:text-align="justify" style:justify-single-word="false"/>
      <style:text-properties fo:font-weight="bold" style:font-weight-asian="bold" style:font-name-complex="Calibri1"/>
    </style:style>
    <style:style style:name="P20" style:family="paragraph" style:parent-style-name="Standard" style:master-page-name="Standard">
      <style:paragraph-properties fo:margin-top="0in" fo:margin-bottom="0in" fo:line-height="100%" fo:orphans="0" fo:widows="0" style:page-number="auto"/>
    </style:style>
    <style:style style:name="P21" style:family="paragraph" style:parent-style-name="Standard">
      <style:paragraph-properties fo:margin-left="0in" fo:margin-right="-0.3752in" fo:margin-top="0.1665in" fo:margin-bottom="0in" fo:line-height="100%" fo:text-indent="0in" style:auto-text-indent="false"/>
    </style:style>
    <style:style style:name="P22" style:family="paragraph" style:parent-style-name="Standard">
      <style:paragraph-properties fo:margin-top="0.1665in" fo:margin-bottom="0in" fo:line-height="100%" fo:orphans="0" fo:widows="0"/>
    </style:style>
    <style:style style:name="P23" style:family="paragraph" style:parent-style-name="Standard">
      <style:paragraph-properties fo:margin-top="0.1665in" fo:margin-bottom="0in" style:line-height-at-least="0.0138in" fo:orphans="0" fo:widows="0">
        <style:tab-stops>
          <style:tab-stop style:position="1in"/>
        </style:tab-stops>
      </style:paragraph-properties>
    </style:style>
    <style:style style:name="P24" style:family="paragraph" style:parent-style-name="Standard">
      <style:paragraph-properties fo:margin-left="0in" fo:margin-right="-0.2in" fo:margin-top="0in" fo:margin-bottom="0in" fo:line-height="100%" fo:text-align="justify" style:justify-single-word="false" fo:orphans="0" fo:widows="0" fo:hyphenation-ladder-count="no-limit" fo:text-indent="0in" style:auto-text-indent="false"/>
      <style:text-properties fo:hyphenate="false" fo:hyphenation-remain-char-count="2" fo:hyphenation-push-char-count="2"/>
    </style:style>
    <style:style style:name="P25" style:family="paragraph" style:parent-style-name="Standard">
      <style:paragraph-properties fo:margin-left="1in" fo:margin-right="0in" fo:margin-top="0in" fo:margin-bottom="0in" fo:line-height="100%" fo:orphans="0" fo:widows="0" fo:text-indent="-1in" style:auto-text-indent="false"/>
    </style:style>
    <style:style style:name="P26" style:family="paragraph" style:parent-style-name="Standard">
      <style:paragraph-properties fo:margin-left="1in" fo:margin-right="0in" fo:margin-top="0in" fo:margin-bottom="0in" fo:line-height="100%" fo:orphans="0" fo:widows="0" fo:text-indent="-1in" style:auto-text-indent="false"/>
      <style:text-properties style:font-name="Times New Roman" fo:font-size="13pt" fo:font-weight="bold" style:font-size-asian="13pt" style:font-weight-asian="bold" style:font-name-complex="Times New Roman1" style:font-size-complex="13pt"/>
    </style:style>
    <style:style style:name="P27" style:family="paragraph" style:parent-style-name="Standard">
      <style:paragraph-properties fo:margin-left="1in" fo:margin-right="0in" fo:margin-top="0in" fo:margin-bottom="0in" fo:line-height="100%" fo:orphans="0" fo:widows="0" fo:text-indent="-1.25in" style:auto-text-indent="false"/>
    </style:style>
    <style:style style:name="P28" style:family="paragraph" style:parent-style-name="Standard">
      <style:paragraph-properties fo:margin-left="1in" fo:margin-right="0in" fo:margin-top="0in" fo:margin-bottom="0in" fo:line-height="100%" fo:orphans="0" fo:widows="0" fo:text-indent="-1.25in" style:auto-text-indent="false"/>
      <style:text-properties style:font-name="Times New Roman" fo:font-size="12pt" style:font-size-asian="12pt" style:font-name-complex="Times New Roman1" style:font-size-complex="12pt" style:font-weight-complex="bold"/>
    </style:style>
    <style:style style:name="P29" style:family="paragraph" style:parent-style-name="Standard">
      <style:paragraph-properties fo:margin-left="1in" fo:margin-right="0in" fo:line-height="100%" fo:orphans="0" fo:widows="0" fo:text-indent="0in" style:auto-text-indent="false"/>
    </style:style>
    <style:style style:name="P30" style:family="paragraph">
      <style:paragraph-properties fo:text-align="center"/>
      <style:text-properties fo:font-size="18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fo:font-weight="bold" style:font-size-asian="14pt" style:font-weight-asian="bold" style:font-name-complex="Times New Roman1" style:font-size-complex="14pt"/>
    </style:style>
    <style:style style:name="T3" style:family="text">
      <style:text-properties style:font-name="Times New Roman" fo:font-size="14pt" fo:font-weight="bold" style:font-size-asian="14pt" style:font-weight-asian="bold" style:font-name-complex="Times New Roman1" style:font-size-complex="14pt" style:font-weight-complex="bold"/>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style:font-size-asian="12pt" style:font-name-complex="Times New Roman1" style:font-size-complex="12pt" style:font-weight-complex="bold"/>
    </style:style>
    <style:style style:name="T6" style:family="text">
      <style:text-properties style:font-name="Times New Roman" fo:font-size="12pt" fo:font-weight="bold" style:font-size-asian="12pt" style:font-weight-asian="bold" style:font-name-complex="Times New Roman1" style:font-size-complex="12pt"/>
    </style:style>
    <style:style style:name="T7" style:family="text">
      <style:text-properties style:font-name="Times New Roman" fo:font-size="12pt" fo:font-weight="bold" style:font-size-asian="12pt" style:font-weight-asian="bold" style:font-name-complex="Times New Roman1" style:font-size-complex="12pt" style:font-weight-complex="bold"/>
    </style:style>
    <style:style style:name="T8" style:family="text">
      <style:text-properties style:font-name="Times New Roman" fo:font-size="12pt" fo:font-weight="bold" style:font-name-asian="Arial1" style:font-size-asian="12pt" style:font-weight-asian="bold" style:font-name-complex="Times New Roman1" style:font-size-complex="12pt"/>
    </style:style>
    <style:style style:name="T9" style:family="text">
      <style:text-properties style:font-name="Times New Roman" fo:font-size="12pt" style:font-name-asian="Arial1" style:font-size-asian="12pt" style:font-name-complex="Times New Roman1" style:font-size-complex="12pt"/>
    </style:style>
    <style:style style:name="T10" style:family="text">
      <style:text-properties style:font-name="Times New Roman" fo:font-size="13pt" style:font-size-asian="13pt" style:font-name-complex="Times New Roman1" style:font-size-complex="13pt"/>
    </style:style>
    <style:style style:name="T11" style:family="text">
      <style:text-properties style:font-name="Times New Roman" fo:font-size="13pt" fo:font-weight="bold" style:font-size-asian="13pt" style:font-weight-asian="bold" style:font-name-complex="Times New Roman1" style:font-size-complex="13pt"/>
    </style:style>
    <style:style style:name="T12" style:family="text">
      <style:text-properties style:font-name="Times New Roman" fo:font-size="13pt" fo:font-weight="bold" style:font-size-asian="13pt" style:font-weight-asian="bold" style:font-name-complex="Times New Roman1" style:font-size-complex="13pt" style:font-weight-complex="bold"/>
    </style:style>
    <style:style style:name="T13" style:family="text">
      <style:text-properties style:font-name="Times New Roman" fo:font-size="13pt" fo:font-weight="bold" style:font-name-asian="Calibri1" style:font-size-asian="13pt" style:font-weight-asian="bold" style:font-name-complex="Times New Roman1" style:font-size-complex="13pt"/>
    </style:style>
    <style:style style:name="T14" style:family="text">
      <style:text-properties fo:font-weight="bold" style:font-weight-asian="bold" style:font-name-complex="Calibri1"/>
    </style:style>
    <style:style style:name="T15" style:family="text">
      <style:text-properties fo:color="#00000a" style:font-name="Times New Roman" fo:font-size="12pt" style:text-underline-style="none" style:font-size-asian="12pt" style:font-name-complex="Times New Roman1" style:font-size-complex="12pt"/>
    </style:style>
    <style:style style:name="T16" style:family="text">
      <style:text-properties fo:font-size="13pt" style:font-size-asian="13pt" style:font-size-complex="13pt"/>
    </style:style>
    <style:style style:name="T17" style:family="text">
      <style:text-properties fo:font-size="13pt" style:font-size-asian="13pt" style:font-name-complex="Calibri1" style:font-size-complex="13pt"/>
    </style:style>
    <style:style style:name="T18" style:family="text">
      <style:text-properties fo:font-size="13pt" fo:font-weight="bold" style:font-size-asian="13pt" style:font-weight-asian="bold" style:font-name-complex="Calibri1" style:font-size-complex="13pt"/>
    </style:style>
    <style:style style:name="T19" style:family="text">
      <style:text-properties fo:font-size="13pt" fo:font-weight="bold" style:font-name-asian="Calibri1" style:font-size-asian="13pt" style:font-weight-asian="bold" style:font-name-complex="Calibri1" style:font-size-complex="13pt"/>
    </style:style>
    <style:style style:name="T20" style:family="text">
      <style:text-properties style:font-name-complex="Calibri1"/>
    </style:style>
    <style:style style:name="T21" style:family="text">
      <style:text-properties style:font-name="Calibri" fo:font-size="13pt" style:font-size-asian="13pt" style:font-name-complex="Calibri1" style:font-size-complex="13pt"/>
    </style:style>
    <style:style style:name="T22" style:family="text">
      <style:text-properties style:font-name-complex="Arial1"/>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2" draw:style-name="gr1" draw:text-style-name="P30" svg:width="7.3189in" svg:height="0.0189in" svg:x="0in" svg:y="0in">
        <draw:image xlink:href="Pictures/100000000000057B0000000381F22EDB.jpg" xlink:type="simple" xlink:show="embed" xlink:actuate="onLoad">
          <text:p/>
        </draw:image>
      </draw:frame>
      <draw:frame text:anchor-type="page" text:anchor-page-number="0" draw:z-index="2" draw:name="Picture 12" draw:style-name="gr1" draw:text-style-name="P30" svg:width="7.3189in" svg:height="0.0189in" svg:x="0in" svg:y="0in">
        <draw:image xlink:href="Pictures/100000000000057B0000000381F22EDB.jpg" xlink:type="simple" xlink:show="embed" xlink:actuate="onLoad">
          <text:p/>
        </draw:image>
      </draw:frame>
      <draw:frame text:anchor-type="page" text:anchor-page-number="0" draw:z-index="4" draw:name="Picture 12" draw:style-name="gr1" draw:text-style-name="P30" svg:width="7.3189in" svg:height="0.0189in" svg:x="0in" svg:y="0in">
        <draw:image xlink:href="Pictures/100000000000057B0000000381F22EDB.jpg" xlink:type="simple" xlink:show="embed" xlink:actuate="onLoad">
          <text:p/>
        </draw:image>
      </draw:frame>
      <text:p text:style-name="P20"><text:span text:style-name="T2">Annu Verma</text:span></text:p>
      <text:p text:style-name="P12"><text:span text:style-name="T7">6822307669(T) </text:span><text:span text:style-name="T4">anuverma89@gmail.com</text:span></text:p>
      <text:p text:style-name="P12"><text:span text:style-name="T5">Exceptionally well-qualified Front End Web Developer with </text:span><text:span text:style-name="T7">over 5 years of experience</text:span><text:span text:style-name="T5">, with expertise in popular frameworks Angular, Bootstrap, JQuery, JavaScript, HTML5, CSS3, AJAX and mocha sinonjs <text:s/>unit testing. I have passion for solving problems, constantly perfecting my craft, and producing work that I can be proud of.</text:span></text:p>
      <text:p text:style-name="P21"><text:span text:style-name="T2">Summary:<text:tab/></text:span></text:p>
      <text:list xml:id="list7369581589429033102" text:style-name="WWNum18">
        <text:list-item>
          <text:p text:style-name="P6"><text:span text:style-name="T4">MSIS seeking Web Developer Position. </text:span><draw:frame draw:style-name="fr1" text:anchor-type="char" svg:x="0in" svg:y="0.0028in" svg:width="7.3193in" svg:height="0.0193in" draw:z-index="1"><draw:image xlink:href="Pictures/100000000000057B0000000381F22EDB.jpg" xlink:type="simple" xlink:show="embed" xlink:actuate="onLoad"/></draw:frame></text:p>
        </text:list-item>
        <text:list-item>
          <text:p text:style-name="P6"><text:span text:style-name="T4">Experience working on NODE, BOWER, GULP and GIT.</text:span></text:p>
        </text:list-item>
        <text:list-item>
          <text:p text:style-name="P6"><text:span text:style-name="T4">Experience with building cross-browser compatible and responsive (mobile friendly) websites.</text:span></text:p>
        </text:list-item>
        <text:list-item>
          <text:p text:style-name="P7"><text:span text:style-name="T4">Experience in using HTML, CSS, JavaScript, JQuery, Angular and Backbone frameworks.,Sass preprocessors</text:span></text:p>
        </text:list-item>
        <text:list-item>
          <text:p text:style-name="P7"><text:span text:style-name="T4">Deep functional knowledge and hands on experience in Web Services (REST, SOAP etc...).</text:span></text:p>
        </text:list-item>
        <text:list-item>
          <text:p text:style-name="P7"><text:span text:style-name="T4">Deep experience with industry standard unit test frameworks, sinonjs, mocha, phantomjs, jasime ,Qunita</text:span></text:p>
        </text:list-item>
      </text:list>
      <text:p text:style-name="P22"><text:span text:style-name="T3">Technical Skills:</text:span></text:p>
      <text:list xml:id="list7286165399153023982" text:style-name="WWNum19">
        <text:list-item>
          <text:p text:style-name="P8"><text:span text:style-name="T7">Web Languages</text:span><text:span text:style-name="T5">: HTML, CSS, Responsive web design using bootstrap, JavaScript, JQuery.</text:span><draw:frame draw:style-name="fr1" text:anchor-type="char" svg:x="0.0102in" svg:y="0.0689in" svg:width="7.3193in" svg:height="0.0193in" draw:z-index="3"><draw:image xlink:href="Pictures/100000000000057B0000000381F22EDB.jpg" xlink:type="simple" xlink:show="embed" xlink:actuate="onLoad"/></draw:frame></text:p>
        </text:list-item>
        <text:list-item>
          <text:p text:style-name="P8"><text:span text:style-name="T7">Frameworks</text:span><text:span text:style-name="T5"> worked on: Angular, Node, Moustache, Bootstrap.</text:span></text:p>
        </text:list-item>
      </text:list>
      <text:list xml:id="list994258575309066647" text:style-name="WWNum2">
        <text:list-item>
          <text:p text:style-name="P1"><text:span text:style-name="T5">Other Programming Languages</text:span><text:span text:style-name="T7">: </text:span><text:span text:style-name="T5">Java/J2EE, C, C++, Unix Basic.</text:span></text:p>
        </text:list-item>
        <text:list-item>
          <text:p text:style-name="P1"><text:span text:style-name="T5">Programming and Designing Tools: Chrome Inspector, Sublime, Source Tree, GIT, WebStorm.</text:span></text:p>
        </text:list-item>
        <text:list-item>
          <text:p text:style-name="P1"><text:span text:style-name="T5">Operating System: Windows, MAC, Unix.</text:span></text:p>
        </text:list-item>
      </text:list>
      <text:p text:style-name="P3"/>
      <text:p text:style-name="P12"><text:span text:style-name="T1"><text:s/></text:span><text:span text:style-name="T2">Education &amp; Work Experience:</text:span><draw:frame draw:style-name="fr1" text:anchor-type="char" svg:x="0.0181in" svg:y="0.2543in" svg:width="7.3193in" svg:height="0.0193in" draw:z-index="5"><draw:image xlink:href="Pictures/100000000000057B0000000381F22EDB.jpg" xlink:type="simple" xlink:show="embed" xlink:actuate="onLoad"/></draw:frame></text:p>
      <text:p text:style-name="P15"/>
      <text:p text:style-name="P18"><text:span text:style-name="T6"><text:s/></text:span><text:span text:style-name="T11">Client:(JPMorgan Chase, Texas, USA)<text:tab/><text:tab/><text:tab/><text:tab/><text:tab/><text:tab/><text:tab/>2014 –present</text:span></text:p>
      <text:p text:style-name="P13"><text:span text:style-name="T11"><text:s/>Role:</text:span><text:span text:style-name="T10"> </text:span><text:span text:style-name="T11"><text:s/>Web/UI Developer</text:span></text:p>
      <text:p text:style-name="Normal_2b_book"><text:span text:style-name="T16"><text:s/>Responsibilities:</text:span></text:p>
      <text:list xml:id="list463588951113090350" text:style-name="WWNum26">
        <text:list-item>
          <text:p text:style-name="P4"><text:span text:style-name="T4">Working on enhancing CHASE 3.0 REST Application Design.</text:span></text:p>
        </text:list-item>
        <text:list-item>
          <text:p text:style-name="P4"><text:span text:style-name="T4">Worked on enhancing the DPS (Digital Presentation Services) components. The “BLUE JS” framework was developed in the context of Chase 3.0 program as the server-side framework to develop Restful services destined to be consumed by the rich UI clients.</text:span></text:p>
        </text:list-item>
        <text:list-item>
          <text:p text:style-name="P4"><text:span text:style-name="T4">Create mock services and designed architecture for Test Driven Development (TDD). As part of TDD sinonjs, phantomjs were used for creation of unit test.</text:span></text:p>
        </text:list-item>
        <text:list-item>
          <text:p text:style-name="P4"><text:span text:style-name="T4">Created architecture for Automated Test team based on “Gherkins” to evolve TDD.</text:span></text:p>
        </text:list-item>
        <text:list-item>
          <text:p text:style-name="P4"><text:span text:style-name="T4">Created and documented a set of wireframes, naming conventions and a standardized global JavaScript library (JQuery and selected plugins) to promote consistency with in-house and vendor web development.</text:span></text:p>
        </text:list-item>
        <text:list-item>
          <text:p text:style-name="P4"><text:span text:style-name="T4">Blue JS framework is composed of a set of single page applications, reduced http traffic calls and, payload size. Blue JS support modern JS coding environments npm/bower/git, Ecmascript 6. </text:span></text:p>
        </text:list-item>
        <text:list-item>
          <text:p text:style-name="P4"><text:span text:style-name="T4">Used Blue JS to manipulate DOM, registering callbacks and watching model changes.</text:span></text:p>
        </text:list-item>
        <text:list-item>
          <text:p text:style-name="P4"><text:span text:style-name="T4">Worked on </text:span><text:span text:style-name="T6">Cross-Browser compatibility </text:span><text:span text:style-name="T4">and fixed bugs for several browsers.</text:span></text:p>
        </text:list-item>
        <text:list-item>
          <text:p text:style-name="P4"><text:soft-page-break/><text:span text:style-name="T4">Worked extensively with HTML5, CSS3, bootstrap and javascript for designing and updating web based applications. </text:span></text:p>
        </text:list-item>
      </text:list>
      <text:p text:style-name="P16"/>
      <text:p text:style-name="P11"><text:span text:style-name="T11">Client: Avis Budget Group</text:span><text:span text:style-name="T10">, </text:span><text:span text:style-name="T11">Parsippany, NJ</text:span><text:span text:style-name="T10">. <text:s text:c="64"/></text:span><text:span text:style-name="T12">2014-2015</text:span><text:span text:style-name="T10"> <text:s text:c="30"/></text:span></text:p>
      <text:p text:style-name="P13"><text:span text:style-name="T18">Role:</text:span><text:span text:style-name="T17"> </text:span><text:span text:style-name="T18"><text:s/>Web/UI Developer</text:span></text:p>
      <text:p text:style-name="Normal_2b_book"><text:span text:style-name="T21">Responsibilities:</text:span></text:p>
      <text:list xml:id="list669884845644561766" text:style-name="WWNum28">
        <text:list-item>
          <text:p text:style-name="P9"><text:span text:style-name="T4">Consulted with clients on re-programming their sites to be SEO friendly and implementing the process. Developed all the UI pages using HTML5, XML, DHTML, XSL/XSLT, XHTML, DOM, CSS, JSON, JavaScript, jQuery</text:span><text:bookmark text:name="_GoBack"/><text:span text:style-name="T4">, Ajax.</text:span></text:p>
        </text:list-item>
        <text:list-item>
          <text:p text:style-name="P14"><text:span text:style-name="T4">Developed </text:span><text:span text:style-name="T6">HTML5, CSS3 based page layouts</text:span><text:span text:style-name="T4"> using the prototypes, wireframes and psd images for vertical re-design of the websites.</text:span></text:p>
        </text:list-item>
        <text:list-item>
          <text:p text:style-name="P14"><text:span text:style-name="T4">Worked extensively with </text:span><text:span text:style-name="T6">HTML5, CSS3 and JavaScript</text:span><text:span text:style-name="T4"> in</text:span><text:span text:style-name="T6"> </text:span><text:span text:style-name="T4">designing and updating web based applications.</text:span></text:p>
        </text:list-item>
        <text:list-item>
          <text:p text:style-name="P14"><text:span text:style-name="T4">Customized the </text:span><text:span text:style-name="T6">HTML5 search page and designed pagination</text:span><text:span text:style-name="T4"> and Created </text:span><text:span text:style-name="T6">cross-browser compatible and standards-compliant CSS3 based page layouts</text:span><text:span text:style-name="T4">.</text:span></text:p>
        </text:list-item>
        <text:list-item>
          <text:p text:style-name="P14"><text:span text:style-name="T4">Responsible for </text:span><text:span text:style-name="T6">design, front end programming and testing of all web sites</text:span><text:span text:style-name="T4"> from the ground up and created </text:span><text:span text:style-name="T6">search engine optimized web sites and micro sites</text:span><text:span text:style-name="T4">. </text:span></text:p>
        </text:list-item>
        <text:list-item>
          <text:p text:style-name="P14"><text:span text:style-name="T4">Worked with a team of graphic designers to create compelling web site user interfaces.</text:span></text:p>
        </text:list-item>
        <text:list-item>
          <text:p text:style-name="P14"><text:span text:style-name="T4">Involved in the </text:span><text:span text:style-name="T6">scope discussions with the Business Analysts</text:span><text:span text:style-name="T4"> and the Business users to identify the technical requirements.</text:span></text:p>
        </text:list-item>
        <text:list-item>
          <text:p text:style-name="P14"><text:span text:style-name="T4">Iterative design process upon client approval build out of all assets: buttons, products shots, UI components, etc</text:span></text:p>
        </text:list-item>
        <text:list-item>
          <text:p text:style-name="P14"><text:span text:style-name="T4">Created and optimized graphic prototype websites and applications interfaces using </text:span><text:span text:style-name="T6">HTML5 and CSS3.</text:span></text:p>
        </text:list-item>
        <text:list-item>
          <text:p text:style-name="P14"><text:span text:style-name="T4">Involved in development and finalization of initial design of the application and worked with content managers, copywriters and designers to resolve the issues.</text:span></text:p>
        </text:list-item>
        <text:list-item>
          <text:p text:style-name="P14"><text:span text:style-name="T4">Used </text:span><text:span text:style-name="T6">Angular.JS</text:span><text:span text:style-name="T4"> to manipulate DOM, registering callbacks or watching the model changes.</text:span></text:p>
        </text:list-item>
        <text:list-item>
          <text:p text:style-name="P14"><text:span text:style-name="T9">Provided complete support to all backend developers and being the only UI Lead also handled additional responsibility of solving all </text:span><text:span text:style-name="T8">Ext.JS related</text:span><text:span text:style-name="T9"> complexities.</text:span></text:p>
        </text:list-item>
        <text:list-item>
          <text:p text:style-name="P14"><text:span text:style-name="T4">Used D3.JS (Data Driven Documents) to bind data to DOM, Also to create an interactive SVG bar.</text:span></text:p>
        </text:list-item>
        <text:list-item>
          <text:p text:style-name="P14"><text:span text:style-name="T4">Designed business applications using web technologies like </text:span><text:span text:style-name="T6">HTML and CSS based on the W3C standards.</text:span></text:p>
        </text:list-item>
        <text:list-item>
          <text:p text:style-name="P14"><text:span text:style-name="T4">Wrote application level code to interact with the backend databases </text:span><text:span text:style-name="T6">(Oracle) using JSP and AJAX.</text:span></text:p>
        </text:list-item>
        <text:list-item>
          <text:p text:style-name="P14"><text:span text:style-name="T4">Designed and implemented a dynamic image rendering web service which is consumed by </text:span><text:span text:style-name="T6">JSP, jQuery, JavaScript and AJAX.</text:span></text:p>
        </text:list-item>
        <text:list-item>
          <text:p text:style-name="P14"><text:span text:style-name="T4">Developed data formatted web applications and deploy the script using client side scripting using JavaScript.</text:span></text:p>
        </text:list-item>
        <text:list-item>
          <text:p text:style-name="P14"><text:span text:style-name="T4">Worked on </text:span><text:span text:style-name="T6">Cross-Browser compatibility</text:span><text:span text:style-name="T4"> and fixed the bugs for several browsers.</text:span></text:p>
        </text:list-item>
        <text:list-item>
          <text:p text:style-name="P14"><text:span text:style-name="T4">Created cross-browser compatible and standards-compliant CSS-based page layouts.</text:span></text:p>
        </text:list-item>
        <text:list-item>
          <text:p text:style-name="P14"><text:span text:style-name="T4">Worked with the team of architects and back-end Developers to gather requirements and enhance the application functionality and add new features. </text:span></text:p>
        </text:list-item>
      </text:list>
      <text:p text:style-name="P19"/>
      <text:p text:style-name="P24"><text:span text:style-name="T6">Environmen</text:span><text:span text:style-name="T14">t</text:span><text:span text:style-name="T20">: OO </text:span><text:span text:style-name="T22">JavaScript, </text:span><text:span text:style-name="T20">HTML5, CSS3, </text:span><text:span text:style-name="T22">XML, DHTML, XSL/XSLT, XHTML, DOM, JSON, JSP, jQuery, Ajax, D3 JS, EXT JS, Angular JS and Windows.</text:span></text:p>
      <text:p text:style-name="P17"/>
      <text:p text:style-name="P25"><text:span text:style-name="T11">Client: Infosys Technology limited India: (client –Royal Bank of Scotland)<text:tab/><text:tab/>2011-2014</text:span></text:p>
      <text:p text:style-name="P13"><text:span text:style-name="T11">Role:</text:span><text:span text:style-name="T10"> </text:span><text:span text:style-name="T11"><text:s/>Web/UI Developer</text:span></text:p>
      <text:p text:style-name="P12"><text:span text:style-name="T11">Responsibilities</text:span></text:p>
      <text:p text:style-name="P26"/>
      <text:list xml:id="list8139644019858056427" text:style-name="WWNum24">
        <text:list-item>
          <text:p text:style-name="P5"><text:span text:style-name="T4">Involved in development, design and implementation front end part of the widget based </text:span><text:soft-page-break/><text:span text:style-name="T4">application using HTML, CSS, JQuery and javascript.</text:span></text:p>
        </text:list-item>
        <text:list-item>
          <text:p text:style-name="P5"><text:span text:style-name="T4">Used Javascript and Jquery to improve the overall design and UI of campaign websites.</text:span></text:p>
        </text:list-item>
      </text:list>
      <text:list xml:id="list6562288149248974165" text:style-name="WWNum27">
        <text:list-item>
          <text:p text:style-name="P2"><text:span text:style-name="T4">Used AJAX and javascript for front end validation; verified the functional design by writing unit tests using sinonjs and mocha. </text:span></text:p>
        </text:list-item>
        <text:list-item>
          <text:p text:style-name="P2"><text:span text:style-name="T4">Engaged in day-to-day off shore and on shore, status meeting, strong reporting and effective communication with project manager, Team lead and developers and signifies if there were any road blocks in completing the selected tasks.</text:span></text:p>
        </text:list-item>
        <text:list-item>
          <text:p text:style-name="P2"><text:span text:style-name="T4">Developed webpages by using HTML5, CSS3, JQuery, javascript and using javascript framewirks such as Angular JS, bootstrap JS and Moustache JS.</text:span></text:p>
        </text:list-item>
        <text:list-item>
          <text:p text:style-name="P2"><text:span text:style-name="T4">Responsible for converting designed mock-ups to HTML pages using Modern front end tools and techniques.</text:span></text:p>
        </text:list-item>
        <text:list-item>
          <text:p text:style-name="P2"><text:span text:style-name="T4">Developed themes using Bootstrap, CSS3 and less files to create dynamic website having dynamic layout look and feel.</text:span></text:p>
        </text:list-item>
        <text:list-item>
          <text:p text:style-name="P2"><text:span text:style-name="T4">Worked extensively on Bootstrap grid based system to enhances the look and feel of the website; also responsible for cross browser compatibility and hence exposure to popular browsers.</text:span></text:p>
        </text:list-item>
      </text:list>
      <text:p text:style-name="P15"/>
      <text:p text:style-name="P23"><text:span text:style-name="T6">Aug, 2014<text:tab/></text:span><text:span text:style-name="T7">University of Texas at Arlington </text:span></text:p>
      <text:p text:style-name="P27"><text:span text:style-name="T4"><text:tab/></text:span><text:span text:style-name="T5">Masters of Science in information systems<text:tab/><text:tab/><text:tab/><text:tab/><text:tab/> <text:s text:c="10"/>GPA (3.85)</text:span></text:p>
      <text:p text:style-name="P28"/>
      <text:p text:style-name="P25"><text:span text:style-name="T6">Aug, 2011</text:span><text:span text:style-name="T4"><text:tab/></text:span><text:span text:style-name="T7">Maharishi Markandeshwar University</text:span></text:p>
      <text:p text:style-name="P29"><text:span text:style-name="T5">Bachelors of computer Engineering with honors<text:tab/><text:tab/><text:tab/><text:tab/><text:tab/></text:span><text:span text:style-name="T4">GPA (3.9)</text:span></text:p>
      <text:p text:style-name="P10"><text:span text:style-name="T4">References: Available on 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style:writing-mode="lr-tb"/>
      <style:text-properties style:use-window-font-color="true" style:font-name-complex="F"/>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Normal_2b_book" style:display-name="Normal+book" style:family="paragraph" style:parent-style-name="Text_20_body_20_indent" style:default-outline-level="" style:list-style-name="">
      <style:paragraph-properties fo:margin-left="0in" fo:margin-right="0in" fo:margin-top="0in" fo:margin-bottom="0in" fo:line-height="100%" fo:text-align="justify" style:justify-single-word="false"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Text_20_body_20_indent" style:display-name="Text body indent" style:family="paragraph" style:parent-style-name="Standard" style:default-outline-level="" style:list-style-name="" style:class="text">
      <style:paragraph-properties fo:margin-left="0.25in" fo:margin-right="0in" fo:margin-top="0in" fo:margin-bottom="0.0835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text-properties fo:font-size="12pt" style:font-size-asian="12pt"/>
    </style:style>
    <style:style style:name="Header_20_Char" style:display-name="Header Char" style:family="text" style:parent-style-name="Default_20_Paragraph_20_Font">
      <style:text-properties style:font-name-complex="F"/>
    </style:style>
    <style:style style:name="Footer_20_Char" style:display-name="Footer Char" style:family="text" style:parent-style-name="Default_20_Paragraph_20_Font">
      <style:text-properties style:font-name-complex="F"/>
    </style:style>
    <style:style style:name="List_20_Paragraph_20_Char" style:display-name="List Paragraph Char" style:family="text" style:parent-style-name="Default_20_Paragraph_20_Font">
      <style:text-properties style:font-name-complex="F"/>
    </style:style>
    <style:style style:name="Body_20_Text_20_Indent_20_Char" style:display-name="Body Text Indent Char" style:family="text" style:parent-style-name="Default_20_Paragraph_20_Font">
      <style:text-properties style:font-name-complex="F"/>
    </style:style>
    <style:style style:name="ListLabel_20_1" style:display-name="ListLabel 1" style:family="text">
      <style:text-properties fo:font-size="12pt" style:font-size-asian="12pt" style:font-size-complex="12pt"/>
    </style:style>
    <style:style style:name="ListLabel_20_2" style:display-name="ListLabel 2" style:family="text">
      <style:text-properties style:font-name-complex="Courier New1"/>
    </style:style>
    <style:style style:name="ListLabel_20_3" style:display-name="ListLabel 3" style:family="text">
      <style:text-properties style:font-name-complex="Times New Roman1"/>
    </style:style>
    <style:style style:name="ListLabel_20_4" style:display-name="ListLabel 4" style:family="text">
      <style:text-properties fo:font-weight="bold" style:font-weight-asian="bold" style:font-name-complex="Times New Roman1"/>
    </style:style>
    <style:style style:name="ListLabel_20_5" style:display-name="ListLabel 5" style:family="text">
      <style:text-properties fo:font-weight="bold" style:font-weight-asian="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fo:text-indent="-0.25in" fo:margin-left="1.2811in"/>
        </style:list-level-properties>
        <style:text-properties fo:font-family="'Times New Roman'" style:font-style-name="Regular"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781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81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811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2811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811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811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7811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8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fo:text-indent="-0.25in" fo:margin-left="1.25in"/>
        </style:list-level-properties>
        <style:text-properties fo:font-family="'Times New Roman'" style:font-style-name="Regular"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 style:num-suffix="-" text:bullet-char="-">
        <style:list-level-properties text:list-level-position-and-space-mode="label-alignment">
          <style:list-level-label-alignment text:label-followed-by="listtab" fo:text-indent="-0.25in" fo:margin-left="1.25in"/>
        </style:list-level-properties>
        <style:text-properties fo:font-family="'Times New Roman'" style:font-style-name="Regular"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0.5in" fo:margin-right="0.3752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hit  Arora</meta:initial-creator>
    <dc:creator>Annu Verma</dc:creator>
    <meta:editing-cycles>2</meta:editing-cycles>
    <meta:print-date>2014-05-20T21:41:00</meta:print-date>
    <meta:creation-date>2016-09-05T23:55:00</meta:creation-date>
    <dc:date>2016-09-05T23:55:00</dc:date>
    <meta:editing-duration>P0D</meta:editing-duration>
    <meta:generator>OpenOffice/4.1.2$Win32 OpenOffice.org_project/412m3$Build-9782</meta:generator>
    <meta:document-statistic meta:table-count="0" meta:image-count="3" meta:object-count="0" meta:page-count="3" meta:paragraph-count="69" meta:word-count="997" meta:character-count="6767"/>
    <meta:user-defined meta:name="AppVersion">14.0000</meta:user-defined>
    <meta:user-defined meta:name="Company">Stony Brook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